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33cm" draw:fill="none" draw:textarea-vertical-align="middl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31cm" svg:y1="1.899cm" svg:x2="7.731cm" svg:y2="3.55cm">
          <text:p/>
        </draw:line>
        <draw:custom-shape draw:style-name="gr2" draw:text-style-name="P2" draw:layer="layout" svg:width="5.587cm" svg:height="1.143cm" svg:x="5.064cm" svg:y="3.55cm">
          <text:p text:style-name="P2">20 bi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2cm" svg:height="1.143cm" svg:x="1.862cm" svg:y="3.55cm">
          <text:p text:style-name="P1"><text:span text:style-name="T1">Sign extensio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1.016cm" svg:x="4.729cm" svg:y="0.194cm">
          <draw:text-box>
            <text:p><text:span text:style-name="T1">19</text:span></text:p>
          </draw:text-box>
        </draw:frame>
        <draw:frame draw:style-name="gr4" draw:text-style-name="P3" draw:layer="layout" svg:width="1.27cm" svg:height="1.016cm" svg:x="4.729cm" svg:y="2.994cm">
          <draw:text-box>
            <text:p><text:span text:style-name="T1">19</text:span></text:p>
          </draw:text-box>
        </draw:frame>
        <draw:frame draw:style-name="gr4" draw:text-style-name="P3" draw:layer="layout" svg:width="1.27cm" svg:height="1.016cm" svg:x="10.129cm" svg:y="0.194cm">
          <draw:text-box>
            <text:p><text:span text:style-name="T1">0</text:span></text:p>
          </draw:text-box>
        </draw:frame>
        <draw:frame draw:style-name="gr4" draw:text-style-name="P3" draw:layer="layout" svg:width="1.27cm" svg:height="1.016cm" svg:x="10.229cm" svg:y="2.994cm">
          <draw:text-box>
            <text:p><text:span text:style-name="T1">0</text:span></text:p>
          </draw:text-box>
        </draw:frame>
        <draw:frame draw:style-name="gr4" draw:text-style-name="P3" draw:layer="layout" svg:width="1.27cm" svg:height="1.016cm" svg:x="1.629cm" svg:y="2.994cm">
          <draw:text-box>
            <text:p><text:span text:style-name="T1">31</text:span></text:p>
          </draw:text-box>
        </draw:frame>
        <draw:custom-shape draw:style-name="gr5" draw:text-style-name="P2" draw:layer="layout" svg:width="5.587cm" svg:height="1.143cm" svg:x="5.063cm" svg:y="0.749cm">
          <text:p text:style-name="P2">20 bit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cm" svg:height="1.016cm" svg:x="0.238cm" svg:y="0.883cm">
          <draw:text-box>
            <text:p><text:span text:style-name="T1">imm</text:span></text:p>
          </draw:text-box>
        </draw:frame>
        <draw:frame draw:style-name="gr4" draw:text-style-name="P3" draw:layer="layout" svg:width="1.27cm" svg:height="1.016cm" svg:x="0.329cm" svg:y="3.794cm">
          <draw:text-box>
            <text:p><text:span text:style-name="T1">R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8T22:51:20</dc:date>
    <dc:creator>Yam </dc:creator>
    <meta:editing-duration>PT20M46S</meta:editing-duration>
    <meta:editing-cycles>6</meta:editing-cycles>
    <meta:generator>LibreOffice/3.5$Linux_x86 LibreOffice_project/350m1$Build-2</meta:generator>
    <meta:document-statistic meta:object-count="11"/>
  </office:meta>
</office:document-meta>
</file>